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83a0" officeooo:paragraph-rsid="000583a0"/>
    </style:style>
    <style:style style:name="P2" style:family="paragraph" style:parent-style-name="Standard">
      <style:text-properties officeooo:rsid="00060552" officeooo:paragraph-rsid="00060552"/>
    </style:style>
    <style:style style:name="P3" style:family="paragraph" style:parent-style-name="Standard">
      <style:text-properties officeooo:rsid="0007edec" officeooo:paragraph-rsid="0007edec"/>
    </style:style>
    <style:style style:name="P4" style:family="paragraph" style:parent-style-name="Standard">
      <style:text-properties officeooo:rsid="0008b670" officeooo:paragraph-rsid="0008b670"/>
    </style:style>
    <style:style style:name="P5" style:family="paragraph" style:parent-style-name="Standard">
      <style:text-properties officeooo:rsid="00096a0f" officeooo:paragraph-rsid="00096a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########################## VISUAL STUDIO CODE #############################</text:p>
      <text:p text:style-name="P1"/>
      <text:p text:style-name="P4">ctrl + , =&gt; abre settings doVS</text:p>
      <text:p text:style-name="P4"/>
      <text:p text:style-name="P5">ctrl + shift + t =&gt; novo terminal</text:p>
      <text:p text:style-name="P4"/>
      <text:p text:style-name="P2">Selecionar multiplas linhas alt + click</text:p>
      <text:p text:style-name="P2"/>
      <text:p text:style-name="P2">Settings =&gt; wrap/Word Wrap Column → controla o momento de inserir nova linha</text:p>
      <text:p text:style-name="P2"/>
      <text:p text:style-name="P2">ctrl + p = busca arquivos no programa</text:p>
      <text:p text:style-name="P3">ctrl + shift + p = mostra comandos disponiveis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6:29:37.464397521</meta:creation-date>
    <dc:date>2022-02-09T17:00:54.886770142</dc:date>
    <meta:editing-duration>PT21M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7" meta:word-count="56" meta:character-count="339" meta:non-whitespace-character-count="290"/>
  </office:meta>
</office:document-meta>
</file>